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page-number="1"/>
    </style:style>
    <style:style style:name="T2" style:parent-style-name="DefaultParagraphFont" style:family="text">
      <style:text-properties fo:background-color="#FFFFFF"/>
    </style:style>
    <style:style style:name="T3" style:parent-style-name="DefaultParagraphFont" style:family="text">
      <style:text-properties fo:background-color="#FFFFFF"/>
    </style:style>
  </office:automatic-styles>
  <office:body>
    <office:text text:use-soft-page-breaks="true">
      <text:p text:style-name="P1">The Flag Project</text:p>
      <text:p text:style-name="Standard"/>
      <text:p text:style-name="Standard">Introduction</text:p>
      <text:p text:style-name="Standard"/>
      <text:p text:style-name="Standard">This project challenged me to<text:s/><text:span text:style-name="T2">write a program that can display the United States flag and have the ability to scale. Information was given to me, to<text:s/></text:span><text:span text:style-name="T3">properly scale the stripes, stars, and union and Mr.Kuszmaul demonstrated to the class some code. This tested me on my ability to adapt to new experiences like Github and a big project, and my computer science skills as a whole.</text:span></text:p>
      <text:p text:style-name="Standard"/>
      <text:p text:style-name="Standard">Specifications</text:p>
      <text:p text:style-name="Standard"/>
      <text:p text:style-name="Standard">The flag is made from the given US flag specifications. It's elements (stars, union, stripes) are all proportional to each other. Furthermore, the flag resizes when the window is dragged, and will always adjust to fit the largest size of the window while still remaining in the same ratios. I accomplished this by having an method return the height of the window, and having every element be based off of this measurement. This measurement is easy to use because it has the ratio of 1.0, so I simply need to multiply it by<text:s/>the other elements ratios.</text:p>
      <text:p text:style-name="Standard"/>
      <text:p text:style-name="Standard">Errors</text:p>
      <text:p text:style-name="Standard"/>
      <text:p text:style-name="Standard">Unfortunately, I have yet to solve the problem of casting. Due to the fact that the fillShape() functions only take ints and not doubles, information is lost when I am forced to cast to an int. This results in the union stuttering up and down very slightly when the window is resized. As of now, it seems that the way to contain this issue is to cast to int at the last moment and for the calculations to be done in doubles.</text:p>
      <text:p text:style-name="Standard"/>
      <text:p text:style-name="Standard">Overview of Code</text:p>
      <text:p text:style-name="Standard"/>
      <text:p text:style-name="Standard">In the project, there are 2 classes. **Main.java** is the class that creates the flag object as well as the jframe object. In the main method, the flag and jframe object is created, and the flag panel is placed onto the jframe.</text:p>
      <text:p text:style-name="Standard"/>
      <text:p text:style-name="Standard">**Flag.java** contains all the methods that paint the flag, where each part of the flag is painted in its separate method. When the flag.java object is created, the constructor is invoked, and the setPreferredSize() function is run to set the default size of the window.</text:p>
      <text:p text:style-name="Standard">Meanwhile, there are 5 important methods:</text:p>
      <text:p text:style-name="Standard">- height() is used to constantly return the height of the jframe and all the other methods use the measurement it returns to create their elements.</text:p>
      <text:p text:style-name="Standard">- The paintStripes() method is used to paint the stripes. It has a for loop that loops through 13 times<text:s/>to paint 13 stripes, and there is an if statement inside that alternates between red and white. <text:s/></text:p>
      <text:p text:style-name="Standard">- The paintUnion() method simply paints a blue rectangle, where the height and width are scaled to be in accordance with the height of the panel.</text:p>
      <text:soft-page-break/>
      <text:p text:style-name="Standard">- paintStar() paints a single star. It contains the formulas needed to find the locations of the 10 points. An important part of this method is that it takes the parameters of the offsets to create the star at the location that it is offset. (see code and comments)</text:p>
      <text:p text:style-name="Standard">-<text:s/>Finally, inside the paint() method, each method is called. The important thing to note is that it contains two sets of for loops. One set paints the outer grid of stars, while the second for loop paints the inner grid. The for loops go through how many stars are needed in each grid, line by line, and passes the offsets of that star into the parameters of the paintStar() method.</text:p>
      <text:p text:style-name="Standard"/>
      <text:p text:style-name="Standard">Challenges</text:p>
      <text:p text:style-name="Standard"/>
      <text:p text:style-name="Standard">There were two major challenges I faced. First of all, I found it hard to find the way to scale. I had never dealt with java graphics, so I did not know how to use component listener. In the end, I found out that I simply had to make a function that would constantly return the height of the panel, and this approach required no repainting as it would do it automatically.</text:p>
      <text:p text:style-name="Standard"/>
      <text:p text:style-name="Standard">I also had trouble making the stars. I was slightly confused about the trigonometry in the formulas, but my friends clarified it for me. Now I know that it is based on the angle of the circle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footer>
        <text:p text:style-name="Footer"/>
      </style:footer>
    </style:master-page>
    <style:master-page style:next-style-name="MP0" style:name="MPF0" style:page-layout-name="PL0">
      <style:header>
        <text:p text:style-name="Standard"><text:tab/><text:tab/><text:tab/><text:tab/><text:tab/><text:tab/><text:tab/><text:tab/><text:tab/><text:tab/><text:tab/>Erick Chavez</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ngtechp7</meta:initial-creator>
    <dc:creator>engtechp7</dc:creator>
    <meta:creation-date>2017-09-07T18:38:00Z</meta:creation-date>
    <dc:date>2017-09-07T18:38:00Z</dc:date>
    <meta:template xlink:href="Normal" xlink:type="simple"/>
    <meta:editing-cycles>2</meta:editing-cycles>
    <meta:editing-duration>PT0S</meta:editing-duration>
    <meta:document-statistic meta:page-count="2" meta:paragraph-count="7" meta:word-count="552" meta:character-count="3693" meta:row-count="26" meta:non-whitespace-character-count="3148"/>
  </office:meta>
</office:document-meta>
</file>